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2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 fo:margin-left="0.5in" fo:margin-right="0in" fo:text-indent="0in" style:auto-text-indent="false"/>
      <style:text-properties style:font-name="Proxima Nova" fo:font-style="italic" style:font-name-asian="Proxima Nova1" style:font-style-asian="italic" style:font-name-complex="Proxima Nova1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242729" style:font-name="Proxima Nova" fo:font-size="11.5pt" fo:font-style="italic" style:font-name-asian="Proxima Nova1" style:font-size-asian="11.5pt" style:font-style-asian="italic" style:font-name-complex="Proxima Nova1" style:font-size-complex="11.5pt"/>
    </style:style>
    <style:style style:name="P5" style:family="paragraph" style:parent-style-name="Standard">
      <loext:graphic-properties draw:fill="solid" draw:fill-color="#ffffff"/>
      <style:paragraph-properties fo:margin-left="0.5in" fo:margin-right="0in" fo:margin-top="0in" fo:margin-bottom="0.389in" loext:contextual-spacing="false" fo:line-height="100%" fo:text-indent="0in" style:auto-text-indent="false" fo:break-before="page" fo:background-color="#ffffff" fo:padding="0in" fo:border="none"/>
    </style:style>
    <style:style style:name="P6" style:family="paragraph" style:parent-style-name="Standard">
      <loext:graphic-properties draw:fill="solid" draw:fill-color="#ffffff"/>
      <style:paragraph-properties fo:margin-left="0.5in" fo:margin-right="0in" fo:margin-top="0in" fo:margin-bottom="0.389in" loext:contextual-spacing="false" fo:line-height="100%" fo:text-indent="0in" style:auto-text-indent="false" fo:background-color="#ffffff" fo:padding="0in" fo:border="none"/>
    </style:style>
    <style:style style:name="P7" style:family="paragraph" style:parent-style-name="Standard">
      <loext:graphic-properties draw:fill="solid" draw:fill-color="#ffffff"/>
      <style:paragraph-properties fo:margin-left="0.5in" fo:margin-right="0in" fo:margin-top="0in" fo:margin-bottom="0.3055in" loext:contextual-spacing="false" fo:line-height="100%" fo:text-indent="0in" style:auto-text-indent="false" fo:break-before="page" fo:background-color="#ffffff" fo:padding="0in" fo:border="none"/>
    </style:style>
    <style:style style:name="P8" style:family="paragraph" style:parent-style-name="Standard">
      <loext:graphic-properties draw:fill="solid" draw:fill-color="#ffffff"/>
      <style:paragraph-properties fo:margin-left="0.5in" fo:margin-right="0in" fo:margin-top="0in" fo:margin-bottom="0.3055in" loext:contextual-spacing="false" fo:line-height="100%" fo:text-indent="0in" style:auto-text-indent="false" fo:background-color="#ffffff" fo:padding="0in" fo:border="non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 fo:padding="0in" fo:border="none"/>
    </style:style>
    <style:style style:name="P11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389in" loext:contextual-spacing="false" fo:line-height="100%" fo:text-indent="-0.25in" style:auto-text-indent="false" fo:background-color="#ffffff" fo:padding="0in" fo:border="none"/>
    </style:style>
    <style:style style:name="P12" style:family="paragraph" style:parent-style-name="Standard" style:list-style-name="WWNum2">
      <loext:graphic-properties draw:fill="solid" draw:fill-color="#ffffff"/>
      <style:paragraph-properties fo:margin-left="0.8193in" fo:margin-right="0in" fo:margin-top="0in" fo:margin-bottom="0in" loext:contextual-spacing="false" fo:line-height="100%" fo:text-indent="-0.25in" style:auto-text-indent="false" fo:background-color="#ffffff" fo:padding="0in" fo:border="none"/>
    </style:style>
    <style:style style:name="P13" style:family="paragraph" style:parent-style-name="Standard" style:list-style-name="WWNum2">
      <loext:graphic-properties draw:fill="solid" draw:fill-color="#ffffff"/>
      <style:paragraph-properties fo:margin-left="0.8193in" fo:margin-right="0in" fo:margin-top="0in" fo:margin-bottom="0.3055in" loext:contextual-spacing="false" fo:line-height="100%" fo:text-indent="-0.25in" style:auto-text-indent="false" fo:background-color="#ffffff" fo:padding="0in" fo:border="none"/>
    </style:style>
    <style:style style:name="P14" style:family="paragraph" style:parent-style-name="Standard" style:list-style-name="WWNum3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 fo:padding="0in" fo:border="none"/>
    </style:style>
    <style:style style:name="P15" style:family="paragraph" style:parent-style-name="Standard" style:list-style-name="WWNum3">
      <loext:graphic-properties draw:fill="solid" draw:fill-color="#ffffff"/>
      <style:paragraph-properties fo:margin-left="1in" fo:margin-right="0in" fo:margin-top="0in" fo:margin-bottom="0.3055in" loext:contextual-spacing="false" fo:line-height="100%" fo:text-indent="-0.25in" style:auto-text-indent="false" fo:background-color="#ffffff" fo:padding="0in" fo:border="none"/>
    </style:style>
    <style:style style:name="P16" style:family="paragraph" style:parent-style-name="Standard">
      <loext:graphic-properties draw:fill="solid" draw:fill-color="#ffffff"/>
      <style:paragraph-properties fo:margin-left="1in" fo:margin-right="0in" fo:margin-top="0in" fo:margin-bottom="0.3055in" loext:contextual-spacing="false" fo:line-height="100%" fo:text-indent="0in" style:auto-text-indent="false" fo:background-color="#ffffff" fo:padding="0in" fo:border="none"/>
    </style:style>
    <style:style style:name="P17" style:family="paragraph" style:parent-style-name="Standard">
      <loext:graphic-properties draw:fill="solid" draw:fill-color="#ffffff"/>
      <style:paragraph-properties fo:margin-left="1in" fo:margin-right="0in" fo:margin-top="0in" fo:margin-bottom="0.3055in" loext:contextual-spacing="false" fo:line-height="100%" fo:text-indent="0in" style:auto-text-indent="false" fo:background-color="#ffffff" fo:padding="0in" fo:border="none"/>
      <style:text-properties fo:color="#242729" fo:font-size="11.5pt" style:font-size-asian="11.5pt" style:font-size-complex="11.5pt"/>
    </style:style>
    <style:style style:name="P18" style:family="paragraph" style:parent-style-name="Standard">
      <loext:graphic-properties draw:fill="solid" draw:fill-color="#ffffff"/>
      <style:paragraph-properties fo:margin-top="0in" fo:margin-bottom="0.3055in" loext:contextual-spacing="false" fo:line-height="100%" fo:background-color="#ffffff" fo:padding="0in" fo:border="none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in" fo:margin-bottom="0.3055in" loext:contextual-spacing="false" fo:line-height="100%" fo:text-indent="0in" style:auto-text-indent="false" fo:background-color="#ffffff" fo:padding="0in" fo:border="none"/>
    </style:style>
    <style:style style:name="P20" style:family="paragraph" style:parent-style-name="Title" style:master-page-name="Standard">
      <style:paragraph-properties style:page-number="1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fo:font-weight="bold" style:font-weight-asian="bold"/>
    </style:style>
    <style:style style:name="T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6" style:family="text">
      <style:text-properties fo:color="#1155cc" fo:font-size="11.5pt" style:text-underline-style="solid" style:text-underline-width="auto" style:text-underline-color="font-color" style:font-size-asian="11.5pt" style:font-size-complex="11.5pt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style:font-name="Proxima Nova" fo:font-style="italic" style:font-name-asian="Proxima Nova1" style:font-style-asian="italic" style:font-name-complex="Proxima Nova1"/>
    </style:style>
    <style:style style:name="T9" style:family="text">
      <style:text-properties fo:color="#242729" style:font-name="Proxima Nova" fo:font-size="11.5pt" fo:font-style="italic" style:font-name-asian="Proxima Nova1" style:font-size-asian="11.5pt" style:font-style-asian="italic" style:font-name-complex="Proxima Nova1" style:font-size-complex="11.5pt"/>
    </style:style>
    <style:style style:name="T10" style:family="text">
      <style:text-properties fo:color="#242729" style:font-name="Proxima Nova" fo:font-size="11.5pt" fo:font-style="italic" fo:font-weight="bold" style:font-name-asian="Proxima Nova1" style:font-size-asian="11.5pt" style:font-style-asian="italic" style:font-weight-asian="bold" style:font-name-complex="Proxima Nova1" style:font-size-complex="11.5pt"/>
    </style:style>
    <style:style style:name="T11" style:family="text">
      <style:text-properties fo:color="#242729" style:font-name="Proxima Nova" fo:font-size="11.5pt" fo:font-weight="bold" style:font-name-asian="Proxima Nova1" style:font-size-asian="11.5pt" style:font-weight-asian="bold" style:font-name-complex="Proxima Nova1" style:font-size-complex="11.5pt"/>
    </style:style>
    <style:style style:name="T12" style:family="text">
      <style:text-properties fo:color="#242729" fo:font-size="11.5pt" style:font-size-asian="11.5pt" style:font-size-complex="11.5pt"/>
    </style:style>
    <style:style style:name="T13" style:family="text">
      <style:text-properties fo:color="#242729" fo:font-size="11.5pt" style:text-underline-style="none" style:font-size-asian="11.5pt" style:font-size-complex="11.5pt"/>
    </style:style>
    <style:style style:name="T14" style:family="text">
      <style:text-properties fo:color="#242729" fo:font-size="11.5pt" fo:font-weight="bold" style:font-size-asian="11.5pt" style:font-weight-asian="bold" style:font-size-complex="11.5pt"/>
    </style:style>
    <style:style style:name="T15" style:family="text">
      <style:text-properties fo:color="#242729" fo:font-size="11.5pt" fo:background-color="#d9d9d9" loext:char-shading-value="0" style:font-size-asian="11.5pt" style:font-size-complex="11.5pt"/>
    </style:style>
    <style:style style:name="T16" style:family="text">
      <style:text-properties fo:color="#242729" fo:font-size="11.5pt" fo:background-color="#cccccc" loext:char-shading-value="0" style:font-size-asian="11.5pt" style:font-size-complex="11.5pt"/>
    </style:style>
    <style:style style:name="T17" style:family="text">
      <style:text-properties fo:color="#242729" fo:font-size="11.5pt" fo:font-style="italic" style:font-size-asian="11.5pt" style:font-style-asian="italic" style:font-size-complex="11.5pt"/>
    </style:style>
    <style:style style:name="T18" style:family="text">
      <style:text-properties fo:color="#242729" fo:font-size="11.5pt" fo:background-color="#b7b7b7" loext:char-shading-value="0" style:font-size-asian="11.5pt" style:font-size-complex="11.5pt"/>
    </style:style>
    <style:style style:name="T19" style:family="text">
      <style:text-properties fo:color="#242729" style:font-name="Courier New" fo:font-size="10pt" fo:background-color="#d9d9d9" loext:char-shading-value="0" style:font-name-asian="Courier New1" style:font-size-asian="10pt" style:font-name-complex="Courier New1" style:font-size-complex="10pt"/>
    </style:style>
    <style:style style:name="T20" style:family="text">
      <style:text-properties fo:color="#242729" style:font-name="Courier New" fo:font-size="10pt" style:font-name-asian="Courier New1" style:font-size-asian="10pt" style:font-name-complex="Courier New1" style:font-size-complex="10pt"/>
    </style:style>
    <style:style style:name="T21" style:family="text">
      <style:text-properties fo:color="#242729" style:font-name="Courier New" fo:font-size="10pt" fo:background-color="#cccccc" loext:char-shading-value="0" style:font-name-asian="Courier New1" style:font-size-asian="10pt" style:font-name-complex="Courier New1" style:font-size-complex="10pt"/>
    </style:style>
    <style:style style:name="T22" style:family="text">
      <style:text-properties fo:color="#242729" style:font-name="Courier New" fo:font-size="10pt" fo:background-color="#b7b7b7" loext:char-shading-value="0" style:font-name-asian="Courier New1" style:font-size-asian="10pt" style:font-name-complex="Courier New1" style:font-size-complex="10pt"/>
    </style:style>
    <style:style style:name="T23" style:family="text">
      <style:text-properties fo:color="#242729" style:font-name="Courier New" fo:font-size="11.5pt" fo:background-color="#cccccc" loext:char-shading-value="0" style:font-name-asian="Courier New1" style:font-size-asian="11.5pt" style:font-name-complex="Courier New1" style:font-size-complex="11.5pt"/>
    </style:style>
    <style:style style:name="T24" style:family="text">
      <style:text-properties style:font-name="Courier New" fo:font-size="11.5pt" fo:background-color="#d9d9d9" loext:char-shading-value="0" style:font-name-asian="Courier New1" style:font-size-asian="11.5pt" style:font-name-complex="Courier New1" style:font-size-complex="11.5pt"/>
    </style:style>
    <style:style style:name="T25" style:family="text">
      <style:text-properties style:font-name="Courier New" fo:font-size="10pt" fo:background-color="#cccccc" loext:char-shading-value="0" style:font-name-asian="Courier New1" style:font-size-asian="10pt" style:font-name-complex="Courier New1" style:font-size-complex="10pt"/>
    </style:style>
    <style:style style:name="T26" style:family="text">
      <style:text-properties fo:font-size="11.5pt" fo:background-color="#cccccc" loext:char-shading-value="0" style:font-size-asian="11.5pt" style:font-size-complex="11.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305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tftmhwm6bsmq"/><text:span text:style-name="T2">Guide : Portable Debian-Based Distro Install Usable With BIOS &amp; UEFI</text:span></text:p>
      <text:p text:style-name="Standard"/>
      <text:p text:style-name="P1"><text:span text:style-name="T3">Disclaimer :</text:span></text:p>
      <text:p text:style-name="P2"/>
      <text:p text:style-name="P1"><text:span text:style-name="T4"><text:s/>If BSD is just as good for your use-case (which it really can be !) , you can skip this <text:s/>and just use </text:span><text:a xlink:type="simple" xlink:href="https://nomadbsd.org/" text:style-name="ListLabel_20_28" text:visited-style-name="ListLabel_20_28"><text:span text:style-name="T5">NomadBSD</text:span></text:a><text:span text:style-name="T4"> which (</text:span><text:span text:style-name="T7">by-design</text:span><text:span text:style-name="T4">) functions portably. It will have significant differences from a Linux system, though.</text:span></text:p>
      <text:p text:style-name="Standard"><text:s/><text:span text:style-name="T1">NOTES :</text:span> </text:p>
      <text:list xml:id="list3038622164" text:style-name="WWNum1">
        <text:list-item>
          <text:p text:style-name="P9"><text:span text:style-name="T8">This guide is apt for beginners , on nearly any distro, and the end result will most <text:s/>likely be an OS that can work on any modern x86-based <text:s/>PC, and which can easily be moved from one system to another. </text:span></text:p>
        </text:list-item>
      </text:list>
      <text:p text:style-name="P3"/>
      <text:list xml:id="list10101426298852" text:continue-numbering="true" text:style-name="WWNum1">
        <text:list-item>
          <text:p text:style-name="P9"><text:span text:style-name="T8">Whether or not your install will be compatible with old x86_32 processors will be determined by your choice of 32/64 bit version of ISO. </text:span><text:span text:style-name="T9">A 32-bit version is unavailable for new releases of Ubuntu-family of distros. A 32-bit OS is necessary for using old 32-bit processors and 16-bit software, both of which are very rare and mostly obsolete. 64-bit allows you to address more than 4GB , such as using 4GB+ RAM, files, etc and all 32-bit software can run on a 64-bit OS, while the reverse is not possible. Hence, a 64-bit version is</text:span><text:span text:style-name="T10"> recommended</text:span><text:span text:style-name="T9">. </text:span></text:p>
        </text:list-item>
      </text:list>
      <text:p text:style-name="P4"/>
      <text:list xml:id="list10100812977990" text:continue-numbering="true" text:style-name="WWNum1">
        <text:list-item>
          <text:p text:style-name="P9"><text:span text:style-name="T8">This guide was tested on Lubuntu 20.04 . It requires : Internet connection, computer(s) with BIOS and UEFI boot options , 2 Drives, Live install image of distro.</text:span></text:p>
        </text:list-item>
      </text:list>
      <text:p text:style-name="P5"><text:span text:style-name="T11">Stepwise Instructions : </text:span></text:p>
      <text:list xml:id="list2421515792" text:style-name="WWNum2">
        <text:list-item>
          <text:p text:style-name="P10"><text:span text:style-name="T12">Go to your chosen distro’s website, and download the live-installer image (generally a .iso file)</text:span></text:p>
        </text:list-item>
        <text:list-item>
          <text:p text:style-name="P10"><text:span text:style-name="T12">Following the instructions on the distro’s website , flash the ISO to a drive. Keeping it physically plugged in, shut down. </text:span></text:p>
        </text:list-item>
        <text:list-item>
          <text:p text:style-name="P10"><text:span text:style-name="T12">This USB is now your installation media. You must now boot from it </text:span><text:span text:style-name="T14">through BIOS/Legacy mode</text:span><text:span text:style-name="T12"> . How exactly you do this depends on how the manufacturer has set-up your machine. Searching the internet for “</text:span><text:span text:style-name="T24">your_computer/motherboard_model + boot options menu</text:span><text:span text:style-name="T12">” will help.</text:span></text:p>
        </text:list-item>
        <text:list-item>
          <text:p text:style-name="P10"><text:span text:style-name="T12">Once at the desktop of your live system, plug in the drive you wish to use as the target (which Linux will be installed onto).</text:span></text:p>
        </text:list-item>
        <text:list-item>
          <text:p text:style-name="P10"><text:span text:style-name="T12">Open a terminal and run </text:span><text:span text:style-name="T15"><text:s/></text:span><text:span text:style-name="T19">sudo apt install gparted</text:span><text:span text:style-name="T15">.</text:span><text:span text:style-name="T12"> There are default tools similar to and based on Gparted, and they might work, but this guide will use Gparted as it is a very standard utility with all necessary features.</text:span></text:p>
        </text:list-item>
        <text:list-item>
          <text:p text:style-name="P10"><text:span text:style-name="T12">Launch Gparted. Change the dropdown menu in the top right-hand corner to select your target USB device.</text:span></text:p>
        </text:list-item>
        <text:list-item>
          <text:p text:style-name="P10"><text:span text:style-name="T12">Right click any existing mounted partitions on said target USB and unmount/swapoff them.</text:span></text:p>
        </text:list-item>
        <text:list-item>
          <text:p text:style-name="P10"><text:span text:style-name="T12">Select "Device" on the top bar, and select "Create partition table". Change the dropdown to "GPT" (note: this will erase all data on the disk, ensure data is backed up to your satisfaction first!).</text:span></text:p>
        </text:list-item>
        <text:list-item>
          <text:p text:style-name="P10"><text:span text:style-name="T12">Create a new partition. The size should be </text:span><text:span text:style-name="T14">1MB</text:span><text:span text:style-name="T12"> and the file system should be </text:span><text:span text:style-name="T14">unformatted</text:span><text:span text:style-name="T12">.</text:span></text:p>
        </text:list-item>
        <text:list-item>
          <text:p text:style-name="P10"><text:span text:style-name="T12">Create another partition. The size should be </text:span><text:span text:style-name="T14">100MB</text:span><text:span text:style-name="T12"> and the file system should be </text:span><text:span text:style-name="T14">FAT32</text:span><text:span text:style-name="T12">.</text:span></text:p>
        </text:list-item>
        <text:list-item>
          <text:p text:style-name="P10"><text:span text:style-name="T12">Create another partition. The size should be around </text:span><text:span text:style-name="T14">~1GB</text:span><text:span text:style-name="T12"> and the file system should be </text:span><text:span text:style-name="T14">swap</text:span><text:span text:style-name="T12">.</text:span></text:p>
        </text:list-item>
        <text:list-item>
          <text:p text:style-name="P10"><text:span text:style-name="T12">Create one last partition, which will be used as the root filesystem of your installation. The size can be all the space left on your disk. File system should be </text:span><text:span text:style-name="T14">ext4</text:span><text:span text:style-name="T12">.</text:span></text:p>
        </text:list-item>
        <text:list-item>
          <text:p text:style-name="P10"><text:span text:style-name="T12">Apply the changes by clicking the tick button in Gparted.</text:span></text:p>
        </text:list-item>
        <text:list-item>
          <text:p text:style-name="P10"><text:span text:style-name="T12">Right click the 1MB partition, select "Manage flags", and set the flags to </text:span><text:span text:style-name="T19">bios_grub</text:span><text:span text:style-name="T12">.</text:span></text:p>
        </text:list-item>
        <text:list-item>
          <text:p text:style-name="P10"><text:span text:style-name="T12">Also set the flags of the 100MB partition to </text:span><text:span text:style-name="T19">boot</text:span><text:span text:style-name="T12"> and </text:span><text:span text:style-name="T19">esp</text:span><text:span text:style-name="T12">.</text:span></text:p>
        </text:list-item>
        <text:list-item>
          <text:p text:style-name="P10"><text:span text:style-name="T12">Close Gparted, launch the distro’s install tool and proceed with the installation as you normally would, until you reach the partitioning step.</text:span></text:p>
        </text:list-item>
        <text:list-item>
          <text:p text:style-name="P10"><text:span text:style-name="T12">Select "Manual partitioning" or "Advanced" at the partitioning step. You'll be asked to specify the partitions to use for installation.</text:span></text:p>
        </text:list-item>
        <text:list-item>
          <text:p text:style-name="P10"><text:span text:style-name="T12">Set the ext4 partition as the root partition (mount point = </text:span><text:span text:style-name="T20">/</text:span><text:span text:style-name="T12">). If it is shown, check the box to specify to format this partition.</text:span></text:p>
        </text:list-item>
        <text:list-item>
          <text:p text:style-name="P10"><text:span text:style-name="T12">Don't forget to change the bootloader dropdown to your USB drive!</text:span></text:p>
        </text:list-item>
        <text:list-item>
          <text:p text:style-name="P10"><text:span text:style-name="T12">Confirm that the partitions are correct and then continue.</text:span></text:p>
        </text:list-item>
        <text:list-item>
          <text:p text:style-name="P10"><text:span text:style-name="T12">Wait for installation to finish, then power off your machine.</text:span></text:p>
        </text:list-item>
        <text:list-item>
          <text:p text:style-name="P10"><text:span text:style-name="T12">Boot from your installation media again, this time in UEFI mode. Follow the same steps to get to the live system desktop.</text:span></text:p>
        </text:list-item>
        <text:list-item>
          <text:p text:style-name="P10"><text:span text:style-name="T12">Plug in your target USB again. Open a terminal.</text:span></text:p>
        </text:list-item>
        <text:list-item>
          <text:p text:style-name="P11"><text:span text:style-name="T12">Run </text:span><text:span text:style-name="T19">sudo fdisk -l</text:span><text:span text:style-name="T12">. Take note of the </text:span><text:span text:style-name="T19">/dev/sdx</text:span><text:span text:style-name="T15"> </text:span><text:span text:style-name="T12">label of your USB drive, it will probably be </text:span><text:span text:style-name="T21">/dev/sdb</text:span><text:span text:style-name="T12"> or </text:span><text:span text:style-name="T21">/dev/sdc</text:span><text:span text:style-name="T12">. In these next commands, </text:span><text:span text:style-name="T21">/dev/sdx</text:span><text:span text:style-name="T16"> <text:s/></text:span><text:span text:style-name="T12">will refer to your disk. Make sure you substitute the </text:span><text:span text:style-name="T22">x</text:span><text:span text:style-name="T12"> for the actual letter shown for your one!</text:span></text:p>
        </text:list-item>
      </text:list>
      <text:p text:style-name="P6"><text:span text:style-name="T21">sudo umount /dev/sdx4</text:span></text:p>
      <text:p text:style-name="P6"><text:soft-page-break/><text:span text:style-name="T21">sudo swapoff /dev/sdx3</text:span></text:p>
      <text:p text:style-name="P6"><text:span text:style-name="T21">sudo umount /dev/sdx2</text:span><text:span text:style-name="T12"> (this one may not be mounted but it's best to make sure they're all unmounted anyway)</text:span></text:p>
      <text:p text:style-name="P6"><text:span text:style-name="T12">(</text:span><text:span text:style-name="T21">sdx1</text:span><text:span text:style-name="T12"> is the BIOS boot partition so it will never be mounted).</text:span></text:p>
      <text:p text:style-name="P6"><text:span text:style-name="T21">sudo mount /dev/sdx4 /mnt</text:span></text:p>
      <text:p text:style-name="P6"><text:span text:style-name="T21">sudo mkdir -p /mnt/boot/efi</text:span></text:p>
      <text:p text:style-name="P6"><text:span text:style-name="T21">sudo mount /dev/sdx2 /mnt/boot/efi</text:span></text:p>
      <text:p text:style-name="P6"><text:span text:style-name="T21">sudo swapon /dev/sdx3</text:span></text:p>
      <text:p text:style-name="P6"><text:span text:style-name="T21">sudo mount --bind /dev /mnt/dev</text:span></text:p>
      <text:p text:style-name="P6"><text:span text:style-name="T21">sudo mount --bind /dev/pts /mnt/dev/pts</text:span></text:p>
      <text:p text:style-name="P6"><text:span text:style-name="T21">sudo mount -t proc proc /mnt/proc</text:span></text:p>
      <text:p text:style-name="P6"><text:span text:style-name="T21">sudo mount -t sysfs sysfs /mnt/sys</text:span></text:p>
      <text:p text:style-name="P6"><text:span text:style-name="T21">sudo mount -t tmpfs tmpfs /mnt/run</text:span></text:p>
      <text:p text:style-name="P6"><text:span text:style-name="T21">sudo chroot /mnt</text:span><text:span text:style-name="T16">.</text:span></text:p>
      <text:p text:style-name="P6"><text:span text:style-name="T21">apt install grub-efi-amd64</text:span><text:span text:style-name="T16"> </text:span><text:span text:style-name="T12">(For 32-bit instead of 64-bit, change </text:span><text:span text:style-name="T21">amd64</text:span><text:span text:style-name="T12"> to </text:span><text:span text:style-name="T21">i386</text:span><text:span text:style-name="T12">).</text:span></text:p>
      <text:p text:style-name="P6"><text:span text:style-name="T21">grub-install --efi-directory=/boot/efi --target=x86_64-efi --removable</text:span><text:span text:style-name="T16"> </text:span><text:span text:style-name="T12">(Replace </text:span><text:span text:style-name="T21">x86_64-efi</text:span><text:span text:style-name="T12"> with </text:span><text:span text:style-name="T21">i386-efi</text:span><text:span text:style-name="T12"> if on a 32-bit system. This will install the UEFI bootloader(GRUB) . <text:s/>If you experience problems at this stage, </text:span><text:span text:style-name="T21">mount /dev/sdx2 /boot/efi</text:span><text:span text:style-name="T12"> and retry. It may also be possible to copy the EFI bootloader files from the live system instead of installing, but I felt it was more robust to do a clean install of the bootloader)</text:span></text:p>
      <text:p text:style-name="P6"><text:span text:style-name="T25">update-grub</text:span><text:span text:style-name="T26">.</text:span></text:p>
      <text:p text:style-name="P6"><text:span text:style-name="T25">blkid | grep /dev/sdx2</text:span><text:span text:style-name="T12"> (</text:span><text:span text:style-name="T21">x</text:span><text:span text:style-name="T12"> is </text:span><text:span text:style-name="T17">still a placeholder</text:span><text:span text:style-name="T12">). From the output of this command, take note of the </text:span><text:span text:style-name="T23">UUID</text:span><text:span text:style-name="T12"> number, which is in the format </text:span><text:span text:style-name="T21">XXXX-XXXX</text:span><text:span text:style-name="T12">.</text:span></text:p>
      <text:p text:style-name="P6"><text:span text:style-name="T22">echo "UUID=XXXX-XXXX /boot/efi vfat umask=0077 0 1" &gt;&gt; /etc/fstab</text:span><text:span text:style-name="T18"> </text:span><text:span text:style-name="T12">(</text:span><text:span text:style-name="T22">XXXX-XXXX</text:span><text:span text:style-name="T12"> is <text:s/>a </text:span><text:span text:style-name="T17">placeholder</text:span><text:span text:style-name="T12">, replace it with your partition's UUID).</text:span></text:p>
      <text:p text:style-name="P6"><text:span text:style-name="T12">Now </text:span><text:span text:style-name="T21">exit</text:span><text:span text:style-name="T12"> your chroot.</text:span></text:p>
      <text:list xml:id="list10101807185591" text:continue-numbering="true" text:style-name="WWNum2">
        <text:list-item>
          <text:p text:style-name="P12"><text:span text:style-name="T12">Power off your system (all currently mounted partitions will be unmounted automatically).</text:span></text:p>
        </text:list-item>
        <text:list-item>
          <text:p text:style-name="P13"><text:span text:style-name="T12">Boot from your new installation in either Legacy or UEFI mode; both will work!</text:span></text:p>
        </text:list-item>
      </text:list>
      <text:p text:style-name="P7"><text:span text:style-name="T14">Proprietary Drivers For Portability:</text:span></text:p>
      <text:p text:style-name="P8"><text:span text:style-name="T12">After booting, the following steps can be optionally followed to increase portability, by installing </text:span><text:span text:style-name="T17">proprietary</text:span><text:span text:style-name="T12"> drivers. Without these steps, you should still be able to boot up, but functionality may be limited in some ways. </text:span></text:p>
      <text:list xml:id="list4124975229" text:style-name="WWNum3">
        <text:list-item>
          <text:p text:style-name="P14"><text:span text:style-name="T12">Wifi support for mac hardware : </text:span><text:a xlink:type="simple" xlink:href="https://askubuntu.com/questions/55868/installing-broadcom-wireless-drivers?page=1&amp;tab=votes#tab-top" text:style-name="ListLabel_20_29" text:visited-style-name="ListLabel_20_29"><text:span text:style-name="T6">This AskUbuntu forum post.</text:span></text:a><text:span text:style-name="T12"> </text:span></text:p>
        </text:list-item>
        <text:list-item>
          <text:p text:style-name="P15"><text:span text:style-name="T12">Nvidia Drivers : <text:s/></text:span><text:span text:style-name="T18">sudo apt install nvidia-driver-VERSION_NUMBER_HERE </text:span></text:p>
        </text:list-item>
      </text:list>
      <text:p text:style-name="P16"><text:span text:style-name="T12">Go to </text:span><text:a xlink:type="simple" xlink:href="https://www.nvidia.com/download/index.aspx?lang=en-us" text:style-name="ListLabel_20_29" text:visited-style-name="ListLabel_20_29"><text:span text:style-name="T6">Nvidia's driver download page</text:span></text:a><text:span text:style-name="T12"> and input details &amp; click search. From the result, the non-decimal part of the version number can be entered in the above terminal command, replacing ‘</text:span><text:span text:style-name="T18">VERSION_NUMBER_HERE’</text:span><text:span text:style-name="T12"> with the number. </text:span></text:p>
      <text:p text:style-name="P16"><text:span text:style-name="T12">For example, the website may say Version : 440.100, you must enter </text:span><text:span text:style-name="T18">sudo apt install nvidia-driver-440</text:span><text:span text:style-name="T12"> .</text:span></text:p>
      <text:p text:style-name="P16"><text:span text:style-name="T12">Nvidia driver installation may not be necessary on Linux <text:s/>Mint since recent versions come with them built-in. Similarly, Pop!_OS Comes with the option of an iso image with nvidia drivers baked-in. <text:s text:c="2"/></text:span></text:p>
      <text:p text:style-name="P18"><text:span text:style-name="T14">Credits: </text:span><text:span text:style-name="T12">“</text:span><text:span text:style-name="T17">Stepwise Instructions</text:span><text:span text:style-name="T12">” 4 to 26 : <text:s/></text:span><text:a xlink:type="simple" xlink:href="https://askubuntu.com/a/1253617/1098871" text:style-name="ListLabel_20_29" text:visited-style-name="ListLabel_20_29"><text:span text:style-name="T6">This answer</text:span></text:a><text:span text:style-name="T12"> answer by Daniel Masey </text:span></text:p>
      <text:p text:style-name="P19"><draw:rect text:anchor-type="as-char" style:rel-width="100%" draw:z-index="0" draw:style-name="gr1" draw:text-style-name="P21" svg:width="0.0012in" svg:height="0.0213in"><text:p/></draw:rect></text:p>
      <text:p text:style-name="P1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Proxima Nova" fo:font-family="'Proxima Nova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42729" fo:font-size="11.5pt" style:text-underline-style="none" style:font-name-asian="Arial1" style:font-family-asian="Arial" style:font-family-generic-asian="system" style:font-pitch-asian="variable" style:font-size-asian="11.5pt" style:font-name-complex="Arial1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.5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fo:font-size="11.5pt" style:text-underline-style="solid" style:text-underline-width="auto" style:text-underline-color="font-color" style:font-size-asian="11.5pt" style:font-size-complex="11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3" meta:word-count="1139" meta:character-count="6663" meta:non-whitespace-character-count="5597"/>
    <meta:generator>LibreOfficeDev/6.0.5.2$Linux_X86_64 LibreOffice_project/</meta:generator>
  </office:meta>
</office:document-meta>
</file>